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</text:span><text:span text:style-name="T1">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godzin jest mniejsza lub </text:p>
            <text:p text:style-name="P1">równa liczbie nadgodzin bez premii, to płaca jest równa </text:p>
            <text:p text:style-name="P1">iloczynowi liczby przepracowanych godzin i stawki </text:p>
            <text:p text:style-name="P1">płacy za jedną nadgodzin.</text:p>
            <text:p text:style-name="P1"/>
            <text:p text:style-name="P1">W przeciwnym przypadku do iloczynu liczby </text:p>
            <text:p text:style-name="P1">przepracowanych godzin i stawki płacy za nadgodzinę</text:p>
            <text:p text:style-name="P1"><text:s/>dodajemy liczbę premiowanych nadgodzin pomnożoną</text:p>
            <text:p text:style-name="P1"><text:s/>przez wielkość dodatku za ponadnormatywne nadgodziny. <text:s/>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7:24:27.2610876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07:39:42.911117034</dc:date>
    <meta:print-date>2003-03-13T12:37:37</meta:print-date>
    <meta:generator>LibreOffice/6.0.7.3$Linux_X86_64 LibreOffice_project/00m0$Build-3</meta:generator>
    <meta:editing-duration>PT6M2S</meta:editing-duration>
    <meta:editing-cycles>4</meta:editing-cycles>
    <meta:document-statistic meta:table-count="3" meta:cell-count="16" meta:object-count="2"/>
  </office:meta>
</office:document-meta>
</file>